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 Mono" svg:font-family="'DejaVu Sans Mono'" style:font-adornments="Book" style:font-family-generic="moder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Menlo-Regular" svg:font-family="Menlo-Regular" style:font-adornments="Book" style:font-family-generic="roman" style:font-pitch="variable"/>
    <style:font-face style:name="DejaVu Sans" svg:font-family="'DejaVu Sans'" style:font-adornments="ExtraLight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1980"/>
    </style:style>
    <style:style style:name="P2" style:family="paragraph" style:parent-style-name="Text_20_body">
      <style:text-properties officeooo:rsid="000c888e" officeooo:paragraph-rsid="000c888e"/>
    </style:style>
    <style:style style:name="P3" style:family="paragraph" style:parent-style-name="Text_20_body">
      <style:text-properties officeooo:rsid="00051980" officeooo:paragraph-rsid="00051980"/>
    </style:style>
    <style:style style:name="P4" style:family="paragraph" style:parent-style-name="Text_20_body">
      <style:text-properties officeooo:rsid="000e14b7" officeooo:paragraph-rsid="000e14b7"/>
    </style:style>
    <style:style style:name="P5" style:family="paragraph" style:parent-style-name="Numbering_20_1">
      <style:text-properties officeooo:rsid="000ad786" officeooo:paragraph-rsid="000ad786"/>
    </style:style>
    <style:style style:name="P6" style:family="paragraph" style:parent-style-name="Numbering_20_1" style:list-style-name="Numbering_20_123">
      <style:text-properties officeooo:rsid="000ad786" officeooo:paragraph-rsid="000ad786"/>
    </style:style>
    <style:style style:name="P7" style:family="paragraph" style:parent-style-name="Numbering_20_1" style:list-style-name="Numbering_20_123">
      <style:text-properties officeooo:paragraph-rsid="00195352"/>
    </style:style>
    <style:style style:name="P8" style:family="paragraph" style:parent-style-name="Numbering_20_1">
      <style:text-properties officeooo:paragraph-rsid="000f5257"/>
    </style:style>
    <style:style style:name="P9" style:family="paragraph" style:parent-style-name="Numbering_20_1">
      <style:text-properties officeooo:rsid="000f5257" officeooo:paragraph-rsid="000f5257"/>
    </style:style>
    <style:style style:name="P10" style:family="paragraph" style:parent-style-name="Numbering_20_1">
      <style:text-properties officeooo:paragraph-rsid="000f5d65"/>
    </style:style>
    <style:style style:name="P11" style:family="paragraph" style:parent-style-name="Numbering_20_1" style:list-style-name="Numbering_20_123">
      <style:text-properties fo:color="#000000" style:font-name="Menlo-Regular" fo:font-size="11pt" officeooo:rsid="000f5d65" officeooo:paragraph-rsid="000f5d65" style:font-size-asian="11pt"/>
    </style:style>
    <style:style style:name="P12" style:family="paragraph" style:parent-style-name="Numbering_20_1">
      <style:text-properties officeooo:paragraph-rsid="00159ecd"/>
    </style:style>
    <style:style style:name="P13" style:family="paragraph" style:parent-style-name="Numbering_20_1">
      <style:text-properties officeooo:rsid="00159ecd" officeooo:paragraph-rsid="00159ecd"/>
    </style:style>
    <style:style style:name="P14" style:family="paragraph" style:parent-style-name="Numbering_20_1" style:list-style-name="Numbering_20_123">
      <style:text-properties officeooo:rsid="00159ecd" officeooo:paragraph-rsid="00195352"/>
    </style:style>
    <style:style style:name="P15" style:family="paragraph" style:parent-style-name="Numbering_20_1" style:list-style-name="Numbering_20_123">
      <style:text-properties officeooo:rsid="00195352" officeooo:paragraph-rsid="00195352"/>
    </style:style>
    <style:style style:name="P16" style:family="paragraph" style:parent-style-name="Heading_20_1">
      <style:text-properties officeooo:rsid="00051980" officeooo:paragraph-rsid="00051980"/>
    </style:style>
    <style:style style:name="P17" style:family="paragraph" style:parent-style-name="Heading_20_1">
      <style:text-properties officeooo:rsid="000c888e" officeooo:paragraph-rsid="000c888e"/>
    </style:style>
    <style:style style:name="P18" style:family="paragraph" style:parent-style-name="List_20_1">
      <style:text-properties officeooo:paragraph-rsid="000a0c73"/>
    </style:style>
    <style:style style:name="P19" style:family="paragraph" style:parent-style-name="List_20_1">
      <style:text-properties officeooo:rsid="0009e0f4" officeooo:paragraph-rsid="000a0c73"/>
    </style:style>
    <style:style style:name="P20" style:family="paragraph" style:parent-style-name="Heading_20_3">
      <style:text-properties officeooo:rsid="0012629a" officeooo:paragraph-rsid="0012629a"/>
    </style:style>
    <style:style style:name="P21" style:family="paragraph" style:parent-style-name="Heading_20_2">
      <style:text-properties officeooo:rsid="000f5257" officeooo:paragraph-rsid="000f5257"/>
    </style:style>
    <style:style style:name="T1" style:family="text">
      <style:text-properties officeooo:rsid="00051980"/>
    </style:style>
    <style:style style:name="T2" style:family="text">
      <style:text-properties officeooo:rsid="00052aa8"/>
    </style:style>
    <style:style style:name="T3" style:family="text">
      <style:text-properties fo:color="#000000" style:font-name="Menlo-Regular" fo:font-size="11pt" style:font-size-asian="11pt"/>
    </style:style>
    <style:style style:name="T4" style:family="text">
      <style:text-properties fo:color="#000000" style:font-name="Menlo-Regular" fo:font-size="11pt" officeooo:rsid="001ac698" style:font-size-asian="11pt"/>
    </style:style>
    <style:style style:name="T5" style:family="text">
      <style:text-properties fo:color="#000000" style:font-name="Menlo-Regular" fo:font-size="11pt" officeooo:rsid="001ac698" style:font-size-asian="11pt"/>
    </style:style>
    <style:style style:name="T6" style:family="text">
      <style:text-properties fo:color="#000000" style:font-name="Menlo-Regular" fo:font-size="11pt" officeooo:rsid="001c070b" style:font-size-asian="11pt"/>
    </style:style>
    <style:style style:name="T7" style:family="text">
      <style:text-properties fo:color="#000000" fo:font-size="11pt"/>
    </style:style>
    <style:style style:name="T8" style:family="text">
      <style:text-properties officeooo:rsid="0007a7a2"/>
    </style:style>
    <style:style style:name="T9" style:family="text">
      <style:text-properties officeooo:rsid="0009e0f4"/>
    </style:style>
    <style:style style:name="T10" style:family="text">
      <style:text-properties officeooo:rsid="000a0c73"/>
    </style:style>
    <style:style style:name="T11" style:family="text">
      <style:text-properties officeooo:rsid="000f5257"/>
    </style:style>
    <style:style style:name="T12" style:family="text">
      <style:text-properties officeooo:rsid="000f5d65"/>
    </style:style>
    <style:style style:name="T13" style:family="text">
      <style:text-properties officeooo:rsid="0010a15a"/>
    </style:style>
    <style:style style:name="T14" style:family="text">
      <style:text-properties officeooo:rsid="00159ecd"/>
    </style:style>
    <style:style style:name="T15" style:family="text">
      <style:text-properties officeooo:rsid="00179c24"/>
    </style:style>
    <style:style style:name="T16" style:family="text">
      <style:text-properties officeooo:rsid="0018a8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p for <text:span text:style-name="T1">Nine Districts</text:span></text:p>
      <text:h text:style-name="P16" text:outline-level="1">Map for County Boundary</text:h>
      <text:p text:style-name="P1"><text:span text:style-name="T1">Source file: </text:span><text:a xlink:type="simple" xlink:href="https://data2018-mcgov-gis.opendata.arcgis.com/datasets/moco-boundary" text:style-name="Internet_20_link" text:visited-style-name="Visited_20_Internet_20_Link">https://data2018-mcgov-gis.opendata.arcgis.com/datasets/moco-boundary</text:a></text:p>
      <text:h text:style-name="Heading_20_1" text:outline-level="1">Map for Down County Crescent</text:h>
      <text:p text:style-name="P1"><text:span text:style-name="T1">Source file: </text:span><text:a xlink:type="simple" xlink:href="https://data2018-mcgov-gis.opendata.arcgis.com/datasets/communities" text:style-name="Internet_20_link" text:visited-style-name="Visited_20_Internet_20_Link">https://data2018-mcgov-gis.opendata.arcgis.com/datasets/communities</text:a></text:p>
      <text:p text:style-name="P3">Included in the down-county crescent are the following areas: </text:p>
      <text:p text:style-name="P3"/>
      <text:p text:style-name="P2">Bounding box around down county crescent: Run the script community_coordinates.py against the communities file. The bounding box appears in STDOUT.</text:p>
      <text:h text:style-name="P16" text:outline-level="1">Map for Precincts</text:h>
      <text:list xml:id="list1289266415" text:style-name="Numbering_20_123">
        <text:list-item>
          <text:p text:style-name="Numbering_20_1"><text:span text:style-name="T2">Go to Election Precincts at </text:span><text:a xlink:type="simple" xlink:href="https://data2018-mcgov-gis.opendata.arcgis.com/datasets/election-precincts" text:style-name="Internet_20_link" text:visited-style-name="Visited_20_Internet_20_Link">https://data2018-mcgov-gis.opendata.arcgis.com/datasets/election-precincts</text:a>.</text:p>
        </text:list-item>
        <text:list-item>
          <text:p text:style-name="Numbering_20_1">Take the <text:span text:style-name="T8">file GeoJSON API.</text:span></text:p>
        </text:list-item>
        <text:list-item>
          <text:p text:style-name="Numbering_20_1">Save the map as <text:span text:style-name="Source_20_Text"><text:span text:style-name="T7">election_precincts.geojson</text:span></text:span><text:span text:style-name="T3">.</text:span></text:p>
        </text:list-item>
        <text:list-item>
          <text:p text:style-name="Numbering_20_1"><text:span text:style-name="T9">Run the scrip</text:span>t precincts_in_crescent.py <text:s/><text:span text:style-name="Source_20_Text">election_precincts.geojson</text:span>. This creates <text:span text:style-name="T10">the following</text:span> file<text:span text:style-name="T10">s</text:span></text:p>
        </text:list-item>
      </text:list>
      <text:list xml:id="list4070733817" text:style-name="List_20_1">
        <text:list-item>
          <text:list>
            <text:list-item>
              <text:p text:style-name="P18"><text:s/>precincts_in_bounding_box.csv, <text:span text:style-name="T10">containing all of the precincts within the down county crescent (more or less).</text:span></text:p>
            </text:list-item>
            <text:list-item>
              <text:p text:style-name="P19">precincts_in_bounding_box.js, containing all of the JavaScript marker instantiation statements for the precincts.</text:p>
            </text:list-item>
          </text:list>
        </text:list-item>
      </text:list>
      <text:list xml:id="list163836664512879" text:continue-list="list1289266415" text:style-name="Numbering_20_123">
        <text:list-item>
          <text:p text:style-name="P5">Open the file down-county-crescent-precincts.js.</text:p>
        </text:list-item>
        <text:list-item>
          <text:p text:style-name="P5">Look for the array declaration var arrayMarkers.</text:p>
        </text:list-item>
        <text:list-item>
          <text:p text:style-name="P6">Insert the file <text:span text:style-name="T9">precincts_in_bounding_box.js </text:span>into that array.</text:p>
        </text:list-item>
        <text:list-item>
          <text:p text:style-name="P6">In the browser, display down-county-crescent-osm-precincts.html.</text:p>
        </text:list-item>
      </text:list>
      <text:h text:style-name="P17" text:outline-level="1">Map for population</text:h>
      <text:h text:style-name="P21" text:outline-level="2">Census Blocks</text:h>
      <text:p text:style-name="P4">Get the block file Blocks2010Pop.zip</text:p>
      <text:p text:style-name="P4">Run the script population counts against <text:span text:style-name="T3">/tmp/population/Blocks2010Pop.shp</text:span></text:p>
      <text:p text:style-name="P4"><text:soft-page-break/>Get the MoCo block GIS file from https://www2.census.gov/geo/tiger/TIGER2010/TABBLOCK/2010/tl_2010_24031_tabblock10.zip (can get from the web page <text:a xlink:type="simple" xlink:href="https://www.census.gov/cgi-bin/geo/shapefiles/index.php?year=2010&amp;layergroup=Blocks" text:style-name="Internet_20_link" text:visited-style-name="Visited_20_Internet_20_Link">https://www.census.gov/cgi-bin/geo/shapefiles/index.php?year=2010&amp;layergroup=Blocks</text:a></text:p>
      <text:h text:style-name="Heading_20_2" text:outline-level="2">Census Tracts</text:h>
      <text:h text:style-name="Heading_20_3" text:outline-level="3"><text:span text:style-name="T13">Get MoCo </text:span>Population<text:span text:style-name="T13">s in Census Tracts</text:span></text:h>
      <text:list xml:id="list163837739625308" text:continue-list="list163836664512879" text:style-name="Numbering_20_123">
        <text:list-item text:start-value="1">
          <text:p text:style-name="P8"><text:span text:style-name="T11">Go to </text:span><text:a xlink:type="simple" xlink:href="https://www.census.gov/geographies.html" text:style-name="Internet_20_link" text:visited-style-name="Visited_20_Internet_20_Link">https://www.census.gov/geographies.html</text:a></text:p>
        </text:list-item>
        <text:list-item>
          <text:p text:style-name="P9">Reference Files &gt; 2010 &gt; Centers of Population <text:span text:style-name="T12">&gt; Centers of Population by Census Tract</text:span>.</text:p>
        </text:list-item>
        <text:list-item>
          <text:p text:style-name="P10"><text:span text:style-name="T12">Select Maryland. The text file appears. Can also retrieve from </text:span><text:a xlink:type="simple" xlink:href="https://www2.census.gov/geo/docs/reference/cenpop2010/tract/CenPop2010_Mean_TR24.txt" text:style-name="Internet_20_link" text:visited-style-name="Visited_20_Internet_20_Link">https://www2.census.gov/geo/docs/reference/cenpop2010/tract/CenPop2010_Mean_TR24.txt</text:a>. <text:span text:style-name="T12">Save this file as </text:span><text:span text:style-name="T3">md_census_tract.txt.</text:span></text:p>
        </text:list-item>
        <text:list-item>
          <text:p text:style-name="P11">Extract the MoCo records: echo "STATEFP,COUNTYFP,TRACTCE,POPULATION,LATITUDE,LONGITUDE" &gt; /tmp/moco_population_by_census_tract.txt &amp;&amp; <text:s/>grep ,031 /tmp/md_census_tract.txt &gt;&gt; /tmp/moco_population_by_census_tract.txt</text:p>
        </text:list-item>
      </text:list>
      <text:h text:style-name="P20" text:outline-level="3">Get MoCo Census Tract Boundaries</text:h>
      <text:list xml:id="list163836122726023" text:continue-list="list163837739625308" text:style-name="Numbering_20_123">
        <text:list-item text:start-value="1">
          <text:p text:style-name="P12"><text:span text:style-name="T14">Go to </text:span><text:a xlink:type="simple" xlink:href="https://www.census.gov/geographies/mapping-files/time-series/geo/tiger-line-file.html" text:style-name="Internet_20_link" text:visited-style-name="Visited_20_Internet_20_Link">https://www.census.gov/geographies/mapping-files/time-series/geo/tiger-line-file.html</text:a></text:p>
        </text:list-item>
        <text:list-item>
          <text:p text:style-name="P13">2010 &gt; Web Interface.</text:p>
        </text:list-item>
        <text:list-item>
          <text:p text:style-name="P13">2010, Census Tracts &gt; Submit</text:p>
        </text:list-item>
        <text:list-item>
          <text:p text:style-name="P14">State: Maryland, County Montgomery &gt; Download. <text:span text:style-name="T15">Name of the file is something like </text:span><text:span text:style-name="T3">tl_2010_24031_tract10.zip.</text:span></text:p>
        </text:list-item>
        <text:list-item>
          <text:p text:style-name="P15"><text:span text:style-name="T3">Extract the zip into a directory.</text:span></text:p>
        </text:list-item>
        <text:list-item>
          <text:p text:style-name="P15"><text:span text:style-name="T3">Extract the polygons by running the script </text:span><text:span text:style-name="T4">census_tract_boundaries.py </text:span><text:span text:style-name="T4">tl_2010_24031_tract10.shp. </text:span><text:span text:style-name="T6">Place the output into the openmap JavaScript file.</text:span></text:p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 Mono" svg:font-family="'DejaVu Sans Mono'" style:font-adornments="Book" style:font-family-generic="moder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Menlo-Regular" svg:font-family="Menlo-Regular" style:font-adornments="Book" style:font-family-generic="roman" style:font-pitch="variable"/>
    <style:font-face style:name="DejaVu Sans" svg:font-family="'DejaVu Sans'" style:font-adornments="ExtraLight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Book" style:font-family-generic="roman" style:font-pitch="variable" fo:font-size="11pt" fo:font-weight="350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style-name="ExtraLight" style:font-family-generic="swiss" style:font-pitch="variable" fo:font-size="14pt" fo:font-weight="150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1" style:display-name="List 1" style:family="paragraph" style:parent-style-name="List" style:list-style-name="List_20_1" style:class="list">
      <style:paragraph-properties fo:margin-top="0in" fo:margin-bottom="0.0835in" loext:contextual-spacing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1" style:display-name="Numbering 1" style:family="paragraph" style:parent-style-name="List" style:list-style-name="Numbering_20_123" style:class="list">
      <style:paragraph-properties fo:margin-top="0in" fo:margin-bottom="0.0835in" loext:contextual-spacing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style-name="Book" style:font-family-generic="modern" style:font-pitch="variable" fo:font-weight="350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09:15:05.872335682</meta:creation-date>
    <dc:date>2020-01-23T16:38:35.723450892</dc:date>
    <meta:editing-duration>PT3H26M1S</meta:editing-duration>
    <meta:editing-cycles>24</meta:editing-cycles>
    <meta:generator>LibreOffice/6.0.6.2$MacOSX_X86_64 LibreOffice_project/0c292870b25a325b5ed35f6b45599d2ea4458e77</meta:generator>
    <meta:document-statistic meta:table-count="0" meta:image-count="0" meta:object-count="0" meta:page-count="2" meta:paragraph-count="37" meta:word-count="289" meta:character-count="2632" meta:non-whitespace-character-count="2396"/>
  </office:meta>
</office:document-meta>
</file>